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style:font-name="Segoe UI Semibold1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003d73" style:font-name="Segoe UI Semibold1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7" style:family="text">
      <style:text-properties fo:color="#003d73" style:font-name="Segoe UI Semibold1" fo:font-size="32pt" fo:font-style="italic" style:font-size-asian="32pt" style:font-style-asian="italic" style:font-size-complex="32pt" style:font-style-complex="italic"/>
    </style:style>
    <style:style style:name="T8" style:family="text">
      <style:text-properties fo:color="#000099" style:font-name="Segoe UI Semibold1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13cm" svg:height="7.572cm" svg:x="1.778cm" svg:y="1.016cm">
          <draw:text-box>
            <text:p text:style-name="P1"><text:span text:style-name="T1">Proclamation of Christ</text:span></text:p>
            <text:p><text:span text:style-name="T2">P: </text:span><text:span text:style-name="T3">As often as we eat this bread and drink this </text:span></text:p>
            <text:p><text:span text:style-name="T3"><text:s text:c="4"/></text:span><text:span text:style-name="T3">cup, we proclaim the Lord's death until He </text:span></text:p>
            <text:p><text:span text:style-name="T3"><text:s text:c="4"/></text:span><text:span text:style-name="T3">comes.</text:span></text:p>
            <text:p><text:span text:style-name="T4">C:</text:span><text:span text:style-name="T4"><text:tab/></text:span><text:span text:style-name="T5">Amen. <text:s/>Come, Lord Jesu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4.13cm" svg:height="7.766cm" svg:x="1.778cm" svg:y="1.016cm">
          <draw:text-box>
            <text:p text:style-name="P4"><text:span text:style-name="T6">P</text:span><text:span text:style-name="T6"><text:tab/></text:span><text:span text:style-name="T6">: </text:span><text:span text:style-name="T7">O Lord Jesus Christ, only Son of the Father, </text:span></text:p>
            <text:p text:style-name="P4"><text:span text:style-name="T7"><text:s text:c="4"/></text:span><text:span text:style-name="T7">in giving us Your body and blood to eat and </text:span></text:p>
            <text:p text:style-name="P4"><text:span text:style-name="T7"><text:s text:c="4"/></text:span><text:span text:style-name="T7">to drink, You lead us to remember and </text:span></text:p>
            <text:p text:style-name="P4"><text:span text:style-name="T7"><text:s text:c="4"/></text:span><text:span text:style-name="T7">confess Your holy cross and passion, Your </text:span></text:p>
            <text:p text:style-name="P4"><text:span text:style-name="T7"><text:s text:c="4"/></text:span><text:span text:style-name="T7">blessed deat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3" draw:text-style-name="P6" draw:layer="layout" svg:width="24.13cm" svg:height="7.766cm" svg:x="1.778cm" svg:y="1.016cm">
          <draw:text-box>
            <text:p text:style-name="P4"><text:span text:style-name="T8"><text:s text:c="4"/></text:span><text:span text:style-name="T7">Your rest in the tomb, Your resurrection </text:span></text:p>
            <text:p text:style-name="P4"><text:span text:style-name="T7"><text:s text:c="4"/></text:span><text:span text:style-name="T7">from the dead, Your ascension into heaven, </text:span></text:p>
            <text:p text:style-name="P4"><text:span text:style-name="T7"><text:s text:c="4"/></text:span><text:span text:style-name="T7">and Your coming for the final judgment. So </text:span></text:p>
            <text:p text:style-name="P4"><text:span text:style-name="T7"><text:s text:c="4"/></text:span><text:span text:style-name="T7">remember us in Your kingdom and teach us </text:span></text:p>
            <text:p text:style-name="P4"><text:span text:style-name="T7"><text:s text:c="4"/></text:span><text:span text:style-name="T7">to pray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3:15:15.493000000</meta:creation-date>
    <dc:title>bluwht blank</dc:title>
    <meta:editing-duration>PT16M8S</meta:editing-duration>
    <meta:editing-cycles>15</meta:editing-cycles>
    <meta:generator>LibreOffice/6.0.1.1$Windows_X86_64 LibreOffice_project/60bfb1526849283ce2491346ed2aa51c465abfe6</meta:generator>
    <dc:date>2018-05-28T17:31:28.831000000</dc:date>
    <meta:document-statistic meta:object-count="41"/>
  </office:meta>
</office:document-meta>
</file>